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4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fo:font-style="italic" officeooo:rsid="001a6335" officeooo:paragraph-rsid="0006d982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6d982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06d982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6d982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06d982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officeooo:rsid="001bfcd0" officeooo:paragraph-rsid="0011fc2a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06d982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0d9b22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1fc2a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6d982" style:font-name-asian="Noto Sans CJK SC Regular" style:font-size-asian="12pt" style:font-name-complex="FreeSans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8605d" style:font-name-asian="Noto Sans CJK SC Regular" style:font-size-asian="12pt" style:font-name-complex="FreeSans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1fc2a" style:font-name-asian="Noto Sans CJK SC Regular" style:font-size-asian="12pt" style:font-name-complex="FreeSans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089b1f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fo:font-style="normal" officeooo:rsid="001a6335" officeooo:paragraph-rsid="0011fc2a" style:font-name-asian="Noto Sans CJK SC Regular" style:font-size-asian="12pt" style:font-style-asian="normal" style:font-name-complex="FreeSans" style:font-size-complex="12pt" style:font-style-complex="normal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0d9b22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11fc2a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3c7d60" officeooo:paragraph-rsid="00089b1f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0d9b22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0d9b22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0d9b22" style:font-style-asian="normal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0d9b22" style:font-style-asian="normal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3a15b" officeooo:paragraph-rsid="000d9b22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89b1f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6d982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d9b22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06d982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4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5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6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7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8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9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0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1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3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3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3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0% 100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38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39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0% 100%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41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42" style:family="text">
      <style:text-properties style:text-position="0% 100%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43" style:family="text">
      <style:text-properties style:text-position="0% 100%" fo:font-size="12pt" fo:language="uk" fo:country="UA" fo:font-style="normal" officeooo:rsid="005846a8" style:font-name-asian="Times New Roman1" style:font-size-asian="12pt" style:font-style-asian="normal" style:font-name-complex="Times New Roman1" style:font-size-complex="12pt" style:font-style-complex="normal"/>
    </style:style>
    <style:style style:name="T44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45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46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47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50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51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52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53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54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55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56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57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58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59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60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61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62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63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64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65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66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67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68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69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70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71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72" style:family="text">
      <style:text-properties style:text-position="0% 100%" fo:font-size="12pt" fo:language="uk" fo:country="UA" fo:font-style="italic" officeooo:rsid="00089b1f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75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76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94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9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96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97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98" style:family="text">
      <style:text-properties style:text-position="0% 100%" fo:font-size="12pt" fo:language="uk" fo:country="UA" officeooo:rsid="003e152a" style:font-name-asian="Times New Roman1" style:font-size-asian="12pt" style:font-name-complex="Times New Roman1" style:font-size-complex="12pt"/>
    </style:style>
    <style:style style:name="T99" style:family="text">
      <style:text-properties style:text-position="0% 100%" fo:font-size="12pt" fo:language="uk" fo:country="UA" officeooo:rsid="00093550" style:font-name-asian="Times New Roman1" style:font-size-asian="12pt" style:font-name-complex="Times New Roman1" style:font-size-complex="12pt"/>
    </style:style>
    <style:style style:name="T100" style:family="text">
      <style:text-properties style:text-position="0% 100%" fo:font-style="normal" officeooo:rsid="001dc853" style:font-name-asian="Times New Roman1" style:font-style-asian="normal" style:font-name-complex="Times New Roman1" style:font-style-complex="normal"/>
    </style:style>
    <style:style style:name="T101" style:family="text">
      <style:text-properties style:text-position="0% 100%" fo:font-style="normal" style:font-style-asian="normal" style:font-style-complex="normal"/>
    </style:style>
    <style:style style:name="T102" style:family="text">
      <style:text-properties style:text-position="0% 100%" fo:font-style="normal" officeooo:rsid="00228538" style:font-style-asian="normal" style:font-style-complex="normal"/>
    </style:style>
    <style:style style:name="T103" style:family="text">
      <style:text-properties style:text-position="0% 100%" fo:font-style="normal" officeooo:rsid="001dc853" style:font-style-asian="normal" style:font-style-complex="normal"/>
    </style:style>
    <style:style style:name="T104" style:family="text">
      <style:text-properties style:text-position="0% 100%" fo:font-style="normal" officeooo:rsid="002452e3" style:font-style-asian="normal" style:font-style-complex="normal"/>
    </style:style>
    <style:style style:name="T105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106" style:family="text">
      <style:text-properties style:text-position="0% 100%" officeooo:rsid="001dc853" style:font-name-asian="Symbola" style:font-name-complex="Symbola"/>
    </style:style>
    <style:style style:name="T107" style:family="text">
      <style:text-properties style:text-position="0% 100%" officeooo:rsid="001dc853" style:font-name-asian="Times New Roman1" style:font-name-complex="Times New Roman1"/>
    </style:style>
    <style:style style:name="T108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109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110" style:family="text">
      <style:text-properties style:text-position="0% 100%" fo:font-style="italic" style:font-style-asian="italic" style:font-style-complex="italic"/>
    </style:style>
    <style:style style:name="T111" style:family="text">
      <style:text-properties style:text-position="0% 100%" fo:font-style="italic" officeooo:rsid="000955a9" style:font-style-asian="italic" style:font-style-complex="italic"/>
    </style:style>
    <style:style style:name="T112" style:family="text">
      <style:text-properties style:text-position="0% 100%" fo:font-style="italic" officeooo:rsid="00228538" style:font-style-asian="italic" style:font-style-complex="italic"/>
    </style:style>
    <style:style style:name="T113" style:family="text">
      <style:text-properties style:text-position="0% 100%" fo:font-style="italic" officeooo:rsid="00089b1f" style:font-style-asian="italic" style:font-style-complex="italic"/>
    </style:style>
    <style:style style:name="T114" style:family="text">
      <style:text-properties style:text-position="0% 100%" fo:font-style="italic" officeooo:rsid="002634e1" style:font-style-asian="italic" style:font-style-complex="italic"/>
    </style:style>
    <style:style style:name="T115" style:family="text">
      <style:text-properties style:text-position="0% 100%" fo:font-style="italic" officeooo:rsid="0008605d" style:font-name-asian="Noto Sans CJK SC Regular" style:font-style-asian="italic" style:font-name-complex="FreeSans" style:font-style-complex="italic"/>
    </style:style>
    <style:style style:name="T116" style:family="text">
      <style:text-properties style:text-position="0% 100%" fo:font-style="italic" officeooo:rsid="001dc853" style:font-name-asian="Times New Roman1" style:font-style-asian="italic" style:font-name-complex="Times New Roman1" style:font-style-complex="italic"/>
    </style:style>
    <style:style style:name="T117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118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119" style:family="text">
      <style:text-properties style:text-position="0% 100%" style:font-name="Times New Roman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20" style:family="text">
      <style:text-properties style:text-position="0% 100%" style:font-name="Times New Roman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21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22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23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24" style:family="text">
      <style:text-properties style:text-position="0% 100%" style:font-name="Times New Roman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style:font-name="Times New Roman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style:font-name="Times New Roman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style:font-name="Times New Roman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style:font-name="Times New Roman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style:font-name="Times New Roman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style:font-name="Times New Roman" fo:font-size="12pt" fo:language="uk" fo:country="UA" fo:font-style="normal" officeooo:rsid="00135bf8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style:font-name="Times New Roman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style:font-name="Times New Roman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35" style:family="text">
      <style:text-properties style:text-position="0% 100%" style:font-name="Times New Roman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36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37" style:family="text">
      <style:text-properties style:text-position="0% 100%" style:font-name="Times New Roman1" fo:font-size="12pt" fo:language="uk" fo:country="UA" fo:font-style="normal" officeooo:rsid="0009a4c8" style:font-name-asian="Times New Roman1" style:font-size-asian="12pt" style:font-style-asian="normal" style:font-name-complex="Times New Roman1" style:font-size-complex="12pt" style:font-style-complex="normal"/>
    </style:style>
    <style:style style:name="T138" style:family="text">
      <style:text-properties style:text-position="0% 100%" style:font-name="Times New Roman1" fo:font-size="12pt" fo:language="uk" fo:country="UA" fo:font-style="normal" officeooo:rsid="00089b1f" style:font-name-asian="Times New Roman1" style:font-size-asian="12pt" style:font-style-asian="normal" style:font-name-complex="Times New Roman1" style:font-size-complex="12pt" style:font-style-complex="normal"/>
    </style:style>
    <style:style style:name="T139" style:family="text">
      <style:text-properties style:text-position="0% 100%" style:font-name="Times New Roman1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40" style:family="text">
      <style:text-properties style:text-position="0% 100%" style:font-name="Times New Roman1" officeooo:rsid="0011485b" style:font-name-asian="Times New Roman1" style:font-name-complex="Times New Roman1"/>
    </style:style>
    <style:style style:name="T141" style:family="text">
      <style:text-properties style:text-position="0% 100%" officeooo:rsid="001bfcd0"/>
    </style:style>
    <style:style style:name="T142" style:family="text">
      <style:text-properties style:text-position="0% 100%" officeooo:rsid="00228538"/>
    </style:style>
    <style:style style:name="T143" style:family="text">
      <style:text-properties style:text-position="0% 100%" officeooo:rsid="0023608f"/>
    </style:style>
    <style:style style:name="T144" style:family="text">
      <style:text-properties style:text-position="0% 100%" officeooo:rsid="00242283"/>
    </style:style>
    <style:style style:name="T145" style:family="text">
      <style:text-properties style:text-position="0% 100%" officeooo:rsid="002634e1"/>
    </style:style>
    <style:style style:name="T146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47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48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49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150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151" style:family="text">
      <style:text-properties style:text-position="0% 100%" fo:language="uk" fo:country="UA" fo:font-style="normal" officeooo:rsid="001f3702" style:font-name-asian="Noto Sans CJK SC Regular" style:font-style-asian="normal" style:font-name-complex="FreeSans" style:font-style-complex="normal"/>
    </style:style>
    <style:style style:name="T152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53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54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55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156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57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58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59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60" style:family="text">
      <style:text-properties style:text-position="0% 100%" fo:language="uk" fo:country="UA" fo:font-style="italic" officeooo:rsid="000b9962" style:font-name-asian="Noto Sans CJK SC Regular" style:font-style-asian="italic" style:font-name-complex="FreeSans" style:font-style-complex="italic"/>
    </style:style>
    <style:style style:name="T161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62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63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64" style:family="text">
      <style:text-properties style:text-position="0% 100%" fo:language="uk" fo:country="UA" fo:font-style="italic" officeooo:rsid="0008605d" style:font-name-asian="Noto Sans CJK SC Regular" style:font-style-asian="italic" style:font-name-complex="FreeSans" style:font-style-complex="italic"/>
    </style:style>
    <style:style style:name="T165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166" style:family="text">
      <style:text-properties style:text-position="0% 100%" fo:language="uk" fo:country="UA" officeooo:rsid="0023608f" style:font-name-asian="Symbol" style:font-name-complex="Symbol1"/>
    </style:style>
    <style:style style:name="T167" style:family="text">
      <style:text-properties style:text-position="0% 100%" fo:language="uk" fo:country="UA" officeooo:rsid="001dc853" style:font-name-asian="Symbola" style:font-name-complex="Symbola"/>
    </style:style>
    <style:style style:name="T168" style:family="text">
      <style:text-properties style:text-position="0% 100%" fo:language="uk" fo:country="UA" officeooo:rsid="001dc853" style:font-name-asian="Times New Roman1" style:font-name-complex="Times New Roman1"/>
    </style:style>
    <style:style style:name="T169" style:family="text">
      <style:text-properties style:text-position="0% 100%" style:font-name="Times New Roman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70" style:family="text">
      <style:text-properties style:text-position="0% 100%" style:font-name="Times New Roman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171" style:family="text">
      <style:text-properties style:text-position="0% 100%" style:font-name="Times New Roman" officeooo:rsid="000c6998"/>
    </style:style>
    <style:style style:name="T172" style:family="text">
      <style:text-properties style:text-position="0% 100%" style:font-name="Times New Roman" officeooo:rsid="000d2bcb"/>
    </style:style>
    <style:style style:name="T173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174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175" style:family="text">
      <style:text-properties style:text-position="0% 100%" style:font-name="Times New Roman" officeooo:rsid="001bfcd0"/>
    </style:style>
    <style:style style:name="T176" style:family="text">
      <style:text-properties style:text-position="0% 100%" style:font-name="Times New Roman" fo:font-style="normal" officeooo:rsid="001dc853" style:font-name-asian="Symbola" style:font-style-asian="normal" style:font-name-complex="Symbola" style:font-style-complex="normal"/>
    </style:style>
    <style:style style:name="T177" style:family="text">
      <style:text-properties style:text-position="0% 100%" style:font-name="Times New Roman" fo:font-style="normal" officeooo:rsid="000c6998" style:font-name-asian="Symbola" style:font-style-asian="normal" style:font-name-complex="Symbola" style:font-style-complex="normal"/>
    </style:style>
    <style:style style:name="T178" style:family="text">
      <style:text-properties style:text-position="0% 100%" officeooo:rsid="000d2bcb"/>
    </style:style>
    <style:style style:name="T179" style:family="text">
      <style:text-properties style:text-position="0% 100%" officeooo:rsid="00197f3a"/>
    </style:style>
    <style:style style:name="T180" style:family="text">
      <style:text-properties style:text-position="0% 100%" officeooo:rsid="000955a9"/>
    </style:style>
    <style:style style:name="T181" style:family="text">
      <style:text-properties style:text-position="0% 100%" officeooo:rsid="0008605d"/>
    </style:style>
    <style:style style:name="T182" style:family="text">
      <style:text-properties style:text-position="0% 100%" officeooo:rsid="001dc853"/>
    </style:style>
    <style:style style:name="T183" style:family="text">
      <style:text-properties style:text-position="0% 100%" officeooo:rsid="001fe023"/>
    </style:style>
    <style:style style:name="T184" style:family="text">
      <style:text-properties style:text-position="0% 100%" officeooo:rsid="0046b39a"/>
    </style:style>
    <style:style style:name="T185" style:family="text">
      <style:text-properties style:text-position="0% 100%" officeooo:rsid="00246754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02089e3" style:font-style-asian="italic" style:font-style-complex="italic"/>
    </style:style>
    <style:style style:name="T188" style:family="text">
      <style:text-properties fo:font-style="italic" style:font-name-asian="Noto Sans CJK SC Regular" style:font-style-asian="italic" style:font-name-complex="FreeSans" style:font-style-complex="italic"/>
    </style:style>
    <style:style style:name="T189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190" style:family="text">
      <style:text-properties officeooo:rsid="004502e3"/>
    </style:style>
    <style:style style:name="T191" style:family="text">
      <style:text-properties style:text-position="sub 58%" style:font-name-asian="Noto Sans CJK SC Regular" style:font-name-complex="FreeSans"/>
    </style:style>
    <style:style style:name="T192" style:family="text">
      <style:text-properties style:text-position="sub 58%" officeooo:rsid="004502e3" style:font-name-asian="Noto Sans CJK SC Regular" style:font-name-complex="FreeSans"/>
    </style:style>
    <style:style style:name="T193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94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95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96" style:family="text">
      <style:text-properties style:text-position="sub 58%" fo:font-size="12pt" fo:language="uk" fo:country="UA" officeooo:rsid="0008605d" style:font-name-asian="Noto Sans CJK SC Regular" style:font-size-asian="12pt" style:font-name-complex="FreeSans" style:font-size-complex="12pt"/>
    </style:style>
    <style:style style:name="T197" style:family="text">
      <style:text-properties style:text-position="sub 58%" fo:font-size="12pt" fo:language="uk" fo:country="UA" officeooo:rsid="002634e1" style:font-name-asian="Noto Sans CJK SC Regular" style:font-size-asian="12pt" style:font-name-complex="FreeSans" style:font-size-complex="12pt"/>
    </style:style>
    <style:style style:name="T198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99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200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201" style:family="text">
      <style:text-properties style:text-position="sub 58%" fo:font-size="12pt" fo:language="uk" fo:country="UA" fo:font-style="normal" officeooo:rsid="0009a4c8" style:font-name-asian="Noto Sans CJK SC Regular" style:font-size-asian="12pt" style:font-style-asian="normal" style:font-name-complex="FreeSans" style:font-size-complex="12pt" style:font-style-complex="normal"/>
    </style:style>
    <style:style style:name="T202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03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04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05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06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07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208" style:family="text">
      <style:text-properties style:text-position="sub 58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209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10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11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12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213" style:family="text">
      <style:text-properties style:text-position="sub 58%" fo:language="uk" fo:country="UA" fo:font-style="normal" officeooo:rsid="0020ed2f" style:font-name-asian="Noto Sans CJK SC Regular" style:font-style-asian="normal" style:font-name-complex="FreeSans" style:font-style-complex="normal"/>
    </style:style>
    <style:style style:name="T214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215" style:family="text">
      <style:text-properties style:text-position="sub 58%" style:font-name="Times New Roman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16" style:family="text">
      <style:text-properties style:text-position="sub 58%" style:font-name="Times New Roman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217" style:family="text">
      <style:text-properties style:text-position="sub 58%" officeooo:rsid="000c6998"/>
    </style:style>
    <style:style style:name="T218" style:family="text">
      <style:text-properties style:text-position="sub 58%" style:font-name="Times New Roman" fo:font-size="12pt" fo:language="uk" fo:country="UA" officeooo:rsid="000c6998" style:font-size-asian="12pt" style:font-size-complex="12pt"/>
    </style:style>
    <style:style style:name="T219" style:family="text">
      <style:text-properties style:text-position="sub 58%" style:font-name="Times New Roman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220" style:family="text">
      <style:text-properties style:text-position="sub 58%" style:font-name="Times New Roman" officeooo:rsid="000c6998"/>
    </style:style>
    <style:style style:name="T221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222" style:family="text">
      <style:text-properties style:text-position="sub 58%" style:font-name="Times New Roman" fo:font-style="normal" officeooo:rsid="000c6998" style:font-name-asian="Symbola" style:font-style-asian="normal" style:font-name-complex="Symbola" style:font-style-complex="normal"/>
    </style:style>
    <style:style style:name="T223" style:family="text">
      <style:text-properties style:text-position="sub 58%" officeooo:rsid="002634e1"/>
    </style:style>
    <style:style style:name="T224" style:family="text">
      <style:text-properties style:font-name-asian="Noto Sans CJK SC Regular" style:font-name-complex="FreeSans"/>
    </style:style>
    <style:style style:name="T225" style:family="text">
      <style:text-properties officeooo:rsid="004502e3" style:font-name-asian="Noto Sans CJK SC Regular" style:font-name-complex="FreeSans"/>
    </style:style>
    <style:style style:name="T226" style:family="text">
      <style:text-properties officeooo:rsid="0046f8b1" style:font-name-asian="Noto Sans CJK SC Regular" style:font-name-complex="FreeSans"/>
    </style:style>
    <style:style style:name="T227" style:family="text">
      <style:text-properties officeooo:rsid="001dc853" style:font-name-asian="Noto Sans CJK SC Regular" style:font-name-complex="FreeSans"/>
    </style:style>
    <style:style style:name="T228" style:family="text">
      <style:text-properties officeooo:rsid="001a6335" style:font-name-asian="Noto Sans CJK SC Regular" style:font-name-complex="FreeSans"/>
    </style:style>
    <style:style style:name="T229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230" style:family="text">
      <style:text-properties fo:font-style="normal" officeooo:rsid="000d2bcb" style:font-style-asian="normal" style:font-style-complex="normal"/>
    </style:style>
    <style:style style:name="T231" style:family="text">
      <style:text-properties fo:font-size="12pt" fo:language="uk" fo:country="UA" officeooo:rsid="001a6335" style:font-size-asian="12pt" style:font-size-complex="12pt"/>
    </style:style>
    <style:style style:name="T232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33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34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35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36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37" style:family="text">
      <style:text-properties fo:font-size="12pt" fo:language="uk" fo:country="UA" officeooo:rsid="000955a9" style:font-name-asian="Noto Sans CJK SC Regular" style:font-size-asian="12pt" style:font-name-complex="FreeSans" style:font-size-complex="12pt"/>
    </style:style>
    <style:style style:name="T238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39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40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41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42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43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44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45" style:family="text">
      <style:text-properties fo:font-size="12pt" fo:language="uk" fo:country="UA" officeooo:rsid="0008605d" style:font-name-asian="Noto Sans CJK SC Regular" style:font-size-asian="12pt" style:font-name-complex="FreeSans" style:font-size-complex="12pt"/>
    </style:style>
    <style:style style:name="T246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47" style:family="text">
      <style:text-properties officeooo:rsid="001bfcd0"/>
    </style:style>
    <style:style style:name="T248" style:family="text">
      <style:text-properties officeooo:rsid="00197f3a"/>
    </style:style>
    <style:style style:name="T249" style:family="text">
      <style:text-properties officeooo:rsid="000955a9"/>
    </style:style>
    <style:style style:name="T250" style:family="text">
      <style:text-properties officeooo:rsid="001dc853"/>
    </style:style>
    <style:style style:name="T251" style:family="text">
      <style:text-properties officeooo:rsid="001fe023"/>
    </style:style>
    <style:style style:name="T252" style:family="text">
      <style:text-properties officeooo:rsid="0046b39a"/>
    </style:style>
    <style:style style:name="T253" style:family="text">
      <style:text-properties officeooo:rsid="001cb0ba"/>
    </style:style>
    <style:style style:name="T254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55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56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57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58" style:family="text">
      <style:text-properties style:text-line-through-style="none" style:text-line-through-type="none" style:text-position="0% 100%" fo:font-style="italic" officeooo:rsid="002452e3" style:font-name-asian="Noto Sans CJK SC Regular" style:font-style-asian="italic" style:font-name-complex="FreeSans" style:font-style-complex="italic"/>
    </style:style>
    <style:style style:name="T259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60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61" style:family="text">
      <style:text-properties officeooo:rsid="0006d982"/>
    </style:style>
    <style:style style:name="T262" style:family="text">
      <style:text-properties officeooo:rsid="0008605d"/>
    </style:style>
    <style:style style:name="T263" style:family="text">
      <style:text-properties style:font-name="Times New Roman"/>
    </style:style>
    <style:style style:name="T264" style:family="text">
      <style:text-properties style:font-name="Times New Roman" fo:font-size="12pt" fo:language="uk" fo:country="UA" officeooo:rsid="001a6335" style:font-size-asian="12pt" style:font-size-complex="12pt"/>
    </style:style>
    <style:style style:name="T265" style:family="text">
      <style:text-properties style:font-name="Times New Roman" fo:font-size="12pt" fo:language="uk" fo:country="UA" officeooo:rsid="000c6998" style:font-size-asian="12pt" style:font-size-complex="12pt"/>
    </style:style>
    <style:style style:name="T266" style:family="text">
      <style:text-properties style:font-name="Times New Roman" officeooo:rsid="000c6998"/>
    </style:style>
    <style:style style:name="T267" style:family="text">
      <style:text-properties style:font-name="Times New Roman" fo:font-style="normal" officeooo:rsid="000d2bcb" style:font-style-asian="normal" style:font-style-complex="normal"/>
    </style:style>
    <style:style style:name="T268" style:family="text">
      <style:text-properties style:font-name="Times New Roman" officeooo:rsid="000d2bcb"/>
    </style:style>
    <style:style style:name="T269" style:family="text">
      <style:text-properties officeooo:rsid="000c6998"/>
    </style:style>
    <style:style style:name="T270" style:family="text">
      <style:text-properties style:text-position="super 58%"/>
    </style:style>
    <style:style style:name="T271" style:family="text">
      <style:text-properties style:text-position="super 58%" style:font-name="Times New Roman" officeooo:rsid="000c6998"/>
    </style:style>
    <style:style style:name="T272" style:family="text">
      <style:text-properties officeooo:rsid="000d2bcb"/>
    </style:style>
    <style:style style:name="T273" style:family="text">
      <style:text-properties fo:language="uk" fo:country="UA"/>
    </style:style>
    <style:style style:name="T274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75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76" style:family="text">
      <style:text-properties fo:language="uk" fo:country="UA" officeooo:rsid="001a6335" style:font-name-asian="Noto Sans CJK SC Regular" style:font-name-complex="FreeSans"/>
    </style:style>
    <style:style style:name="T277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261">10</text:span></text:p>
      <text:p text:style-name="P4"><text:span text:style-name="T186">Домовленості</text:span>: <text:span text:style-name="T190">БФ - </text:span>булева функція; <text:span text:style-name="T188">Т</text:span><text:span text:style-name="T191">0</text:span><text:span text:style-name="T224">, </text:span><text:span text:style-name="T188">Т</text:span><text:span text:style-name="T191">1</text:span><text:span text:style-name="T224">, </text:span><text:bookmark-start text:name="__DdeLink__656_1770953849"/><text:span text:style-name="T188">L</text:span><text:span text:style-name="T224">,</text:span><text:bookmark-end text:name="__DdeLink__656_1770953849"/><text:span text:style-name="T224"> </text:span><text:span text:style-name="T188">M</text:span><text:span text:style-name="T224">, </text:span><text:span text:style-name="T188">S</text:span><text:span text:style-name="T224"> - множини БФ, що, відповідно, зберігають константу 0, константу 1, лінійних, монотонних і самодвоїстих; </text:span><text:span text:style-name="T225">Р</text:span><text:span text:style-name="T192">2</text:span><text:span text:style-name="T225"> − множина </text:span><text:span text:style-name="T226">в</text:span><text:span text:style-name="T225">сіх БФ, </text:span><text:span text:style-name="T227">¬ </text:span><text:span text:style-name="T225">і ¯ - знаки, що позначають операцію заперечення.</text:span></text:p>
      <text:list xml:id="list1402686014" text:style-name="L1">
        <text:list-item>
          <text:p text:style-name="P6"><text:span text:style-name="T273">Побудувати таблицю істинності БФ </text:span><text:span text:style-name="T275">f</text:span><text:span text:style-name="T276">(</text:span><text:span text:style-name="T275">x</text:span><text:span text:style-name="T276">, </text:span><text:span text:style-name="T275">y</text:span><text:span text:style-name="T277">, </text:span><text:span text:style-name="T274">z</text:span><text:span text:style-name="T276">)</text:span><text:span text:style-name="T275"> </text:span><text:span text:style-name="T276">= </text:span><text:span text:style-name="T164">х</text:span><text:span text:style-name="T167">⊕</text:span><text:span text:style-name="T276">(</text:span><text:span text:style-name="T260"><draw:frame draw:style-name="fr1" draw:name="Об'єкт9" text:anchor-type="as-char" svg:width="0.2008in" svg:height="0.1839in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8">→</text:span><text:span text:style-name="T276"> </text:span><text:span text:style-name="T165">z</text:span><text:span text:style-name="T276">). </text:span></text:p>
        </text:list-item>
        <text:list-item>
          <text:p text:style-name="P9"><text:span text:style-name="T264">Визначити число тупикових днф та число мінімальних днф функції </text:span><text:span text:style-name="T265">х</text:span><text:span text:style-name="T218">1</text:span><text:span text:style-name="T169">⊕</text:span><text:span text:style-name="T170">х</text:span><text:span text:style-name="T219">2</text:span><text:span text:style-name="T169">⊕ ... ⊕ </text:span><text:span text:style-name="T170">х</text:span><text:span text:style-name="T219">n</text:span><text:span text:style-name="T170">.</text:span></text:p>
        </text:list-item>
        <text:list-item>
          <text:p text:style-name="P11"><text:span text:style-name="T247">Дл</text:span>я БФ <text:span text:style-name="T186">f</text:span>(<text:span text:style-name="T186">x</text:span>, <text:span text:style-name="T186">y</text:span>, <text:span text:style-name="T186">z</text:span>)<text:span text:style-name="T186"> </text:span>= <text:span text:style-name="T111">х</text:span><text:span text:style-name="T187"> </text:span><text:span text:style-name="T106">⊕ </text:span><text:span text:style-name="T250">¬</text:span>(<text:span text:style-name="T257"><draw:frame draw:style-name="fr1" draw:name="Об'єкт13" text:anchor-type="as-char" svg:width="0.2008in" svg:height="0.1839in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57"> </text:span><text:span text:style-name="T116">→</text:span><text:span text:style-name="T110"> </text:span><text:span text:style-name="T108">z</text:span>), <text:span text:style-name="T250">що задана аналітично,</text:span> <text:span text:style-name="T253">з</text:span><text:bookmark-start text:name="__DdeLink__188_9823469211"/>а допомогою рівносильних перетворень побудувати <text:span text:style-name="T253">рівну їй</text:span> Д<text:span text:style-name="T250">Д</text:span>НФ<text:bookmark-end text:name="__DdeLink__188_9823469211"/>.</text:p>
        </text:list-item>
        <text:list-item>
          <text:p text:style-name="P11"><text:span text:style-name="T247">Дл</text:span>я БФ <text:span text:style-name="T186">f</text:span>(<text:span text:style-name="T186">x</text:span>, <text:span text:style-name="T186">y</text:span>, <text:span text:style-name="T186">z</text:span>)<text:span text:style-name="T186"> </text:span>= <text:span text:style-name="T111">х</text:span><text:bookmark-start text:name="__DdeLink__182_3882963961"/><text:span text:style-name="T187"> </text:span><text:span text:style-name="T106">⊕ </text:span><text:span text:style-name="T250">¬</text:span>(<text:span text:style-name="T257"><draw:frame draw:style-name="fr1" draw:name="Об'єкт14" text:anchor-type="as-char" svg:width="0.2008in" svg:height="0.1839in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57"> </text:span><text:span text:style-name="T100">→</text:span><text:span text:style-name="T101"> </text:span><text:span text:style-name="T108">z</text:span>)<text:bookmark-end text:name="__DdeLink__182_3882963961"/>, <text:span text:style-name="T250">що задана аналітично,</text:span> <text:span text:style-name="T253">з</text:span><text:bookmark-start text:name="__DdeLink__188_982346921"/>а допомогою рівносильних перетворень побудувати <text:span text:style-name="T253">рівну їй</text:span> ДКНФ<text:bookmark-end text:name="__DdeLink__188_982346921"/>.</text:p>
        </text:list-item>
        <text:list-item>
          <text:p text:style-name="P7"><text:span text:style-name="T77">За</text:span><text:span text:style-name="T78"> </text:span><text:span text:style-name="T79">вектор</text:span><text:span text:style-name="T80">а</text:span><text:span text:style-name="T79">м</text:span><text:span text:style-name="T80">и</text:span><text:span text:style-name="T79"> значень </text:span><text:span text:style-name="T78">БФ </text:span><text:span text:style-name="T60">f</text:span><text:span text:style-name="T78">(</text:span><text:span text:style-name="T60">х</text:span><text:span text:style-name="T194">1</text:span><text:span text:style-name="T78">, </text:span><text:span text:style-name="T60">х</text:span><text:span text:style-name="T194">2</text:span><text:span text:style-name="T78">) = (1011) та БФ </text:span><text:span text:style-name="T60">g</text:span><text:span text:style-name="T78">(</text:span><text:span text:style-name="T60">х</text:span><text:span text:style-name="T194">3</text:span><text:span text:style-name="T78">, </text:span><text:span text:style-name="T60">х</text:span><text:span text:style-name="T198">4</text:span><text:span text:style-name="T78">) = (</text:span><text:span text:style-name="T81">011</text:span><text:span text:style-name="T78">1) </text:span><text:span text:style-name="T77">побудувати таблицю істинності БФ </text:span><text:span text:style-name="T61">h</text:span><text:span text:style-name="T77">(</text:span><text:span text:style-name="T60">х</text:span><text:span text:style-name="T194">1</text:span><text:span text:style-name="T78">, </text:span><text:span text:style-name="T60">х</text:span><text:span text:style-name="T194">2</text:span><text:span text:style-name="T78">, </text:span><text:span text:style-name="T60">х</text:span><text:span text:style-name="T196">2</text:span><text:span text:style-name="T77">) = </text:span><text:span text:style-name="T60">g</text:span><text:span text:style-name="T78">(</text:span><text:span text:style-name="T60">х</text:span><text:span text:style-name="T207">3</text:span><text:span text:style-name="T36"> </text:span><text:span text:style-name="T78">, </text:span><text:span text:style-name="T60">f</text:span><text:span text:style-name="T78">(</text:span><text:span text:style-name="T194"> </text:span><text:span text:style-name="T60">х</text:span><text:span text:style-name="T207">1</text:span><text:span text:style-name="T78">, </text:span><text:span text:style-name="T60">g</text:span><text:span text:style-name="T78">(</text:span><text:span text:style-name="T60">х</text:span><text:span text:style-name="T194">3</text:span><text:span text:style-name="T78">, </text:span><text:span text:style-name="T60">х</text:span><text:span text:style-name="T207">2</text:span><text:span text:style-name="T78">))</text:span><text:span text:style-name="T77">). <text:s/></text:span></text:p>
        </text:list-item>
        <text:list-item>
          <text:p text:style-name="P23"><text:span text:style-name="T117">Подати функ</text:span><text:span text:style-name="T118">ці</text:span><text:span text:style-name="T117">ю </text:span><text:span text:style-name="T121">f</text:span><text:span text:style-name="T117"> у вигляд</text:span><text:span text:style-name="T118">і</text:span><text:span text:style-name="T117"> формули над множиною операц</text:span><text:span text:style-name="T118">ій</text:span><text:span text:style-name="T117"> </text:span><text:span text:style-name="T122">Н</text:span><text:span text:style-name="T117">, </text:span><text:span text:style-name="T118">якщо <text:s/></text:span><text:span text:style-name="T121">f</text:span><text:span text:style-name="T132"> </text:span><text:span text:style-name="T133">= </text:span><text:span text:style-name="T134">→</text:span><text:span text:style-name="T136">, </text:span><text:span text:style-name="T123">H</text:span><text:span text:style-name="T136"> = {</text:span><text:span text:style-name="T137">↓</text:span><text:span text:style-name="T136">}.</text:span></text:p>
        </text:list-item>
        <text:list-item>
          <text:p text:style-name="P17"><text:span text:style-name="T42">Довести, що </text:span><text:span text:style-name="T43">БФ</text:span><text:span text:style-name="T42"> <text:s/></text:span><text:span text:style-name="T60">f</text:span><text:span text:style-name="T9"> <text:s/></text:span><text:span text:style-name="T5">не можна подати формулою над множиною операцій Н, якщо </text:span><text:span text:style-name="T60">f</text:span><text:span text:style-name="T8"> </text:span><text:span text:style-name="T5">= </text:span><text:span text:style-name="T44">↔</text:span><text:span text:style-name="T5">, <text:s text:c="8"/></text:span><text:span text:style-name="T58">Н</text:span><text:span text:style-name="T5"> </text:span><text:span text:style-name="T42">= {∨,∧, </text:span><text:span text:style-name="T75">⊕</text:span><text:span text:style-name="T42">}. </text:span></text:p>
        </text:list-item>
        <text:list-item>
          <text:p text:style-name="P7"><text:span text:style-name="T44">Знайти розклад БФ </text:span><text:span text:style-name="T62">f</text:span><text:span text:style-name="T10">(</text:span><text:span text:style-name="T62">х</text:span><text:span text:style-name="T199">1</text:span><text:span text:style-name="T10">, </text:span><text:span text:style-name="T62">х</text:span><text:span text:style-name="T199">2</text:span><text:span text:style-name="T10">, </text:span><text:span text:style-name="T62">х</text:span><text:span text:style-name="T199">3</text:span><text:span text:style-name="T10">, </text:span><text:span text:style-name="T62">х</text:span><text:span text:style-name="T199">4</text:span><text:span text:style-name="T10">)</text:span><text:span text:style-name="T44">, що задана формулою </text:span><text:span text:style-name="T74">А</text:span><text:span text:style-name="T44"> = ((</text:span><text:span text:style-name="T62">х</text:span><text:span text:style-name="T199">1 </text:span><text:span text:style-name="T45">↓ </text:span><text:span text:style-name="T11">((</text:span><text:span text:style-name="T62">х</text:span><text:span text:style-name="T199">2</text:span><text:span text:style-name="T10"> </text:span><text:span text:style-name="T45">↔</text:span><text:span text:style-name="T10"> </text:span><text:span text:style-name="T62">х</text:span><text:span text:style-name="T200">1</text:span><text:span text:style-name="T11">)</text:span><text:span text:style-name="T44"> </text:span><text:span text:style-name="T45">→ </text:span><text:span text:style-name="T62">х</text:span><text:span text:style-name="T199">3</text:span><text:span text:style-name="T45">)</text:span><text:span text:style-name="T50">∣</text:span><text:span text:style-name="T45">(</text:span><text:span text:style-name="T12">¬</text:span><text:span text:style-name="T62">х</text:span><text:span text:style-name="T199">4</text:span><text:span text:style-name="T45">)), </text:span><text:span text:style-name="T44">за змінними </text:span><text:span text:style-name="T46">із </text:span><text:span text:style-name="T44">Z={</text:span><text:span text:style-name="T62">х</text:span><text:span text:style-name="T201">1</text:span><text:span text:style-name="T10">, </text:span><text:span text:style-name="T62">х</text:span><text:span text:style-name="T208">3</text:span><text:span text:style-name="T44">}. </text:span></text:p>
        </text:list-item>
        <text:list-item>
          <text:p text:style-name="P16"><text:span text:style-name="T266">Довести, що </text:span><text:span text:style-name="T267">М</text:span><text:span text:style-name="T271">*</text:span><text:span text:style-name="T266">=</text:span><text:span text:style-name="T268">М</text:span><text:span text:style-name="T266"> </text:span><text:span text:style-name="T268">(тут </text:span><text:span text:style-name="T266"><text:s/></text:span><text:span text:style-name="T268">М</text:span><text:span text:style-name="T271">*</text:span><text:span text:style-name="T171"> - </text:span><text:span text:style-name="T172">клас двоїстих до класу</text:span><text:span text:style-name="T171"> </text:span><text:span text:style-name="T172">М</text:span><text:span text:style-name="T171"> </text:span><text:span text:style-name="T172">функцій</text:span><text:span text:style-name="T268">).</text:span></text:p>
        </text:list-item>
        <text:list-item>
          <text:p text:style-name="P12"><text:span text:style-name="T175">Визначити довжину скороченої днф функції </text:span><text:span text:style-name="T171">х</text:span><text:span text:style-name="T220">1</text:span><text:span text:style-name="T176">⊕</text:span><text:span text:style-name="T177">х</text:span><text:span text:style-name="T222">2</text:span><text:span text:style-name="T176">⊕ ... ⊕ </text:span><text:span text:style-name="T177">х</text:span><text:span text:style-name="T222">n</text:span><text:span text:style-name="T177">.</text:span></text:p>
        </text:list-item>
        <text:list-item>
          <text:p text:style-name="P10"><text:span text:style-name="T141">Дл</text:span><text:span text:style-name="T142">я БФ </text:span><text:span text:style-name="T112">f</text:span><text:span text:style-name="T142">(</text:span><text:span text:style-name="T112">x</text:span><text:span text:style-name="T142">, </text:span><text:span text:style-name="T112">y</text:span><text:span text:style-name="T142">, </text:span><text:span text:style-name="T112">z</text:span><text:span text:style-name="T142">) </text:span><text:span text:style-name="T143">= (</text:span><text:span text:style-name="T144">11111010</text:span><text:span text:style-name="T143">) за означенням фіктивної (чи істотної) змінної встановити, якою - фіктивною чи істотною </text:span><text:span text:style-name="T140">−</text:span><text:span text:style-name="T143"> є змінна </text:span><text:span text:style-name="T113">z</text:span><text:span text:style-name="T102">.</text:span><text:span text:style-name="T143"> </text:span></text:p>
        </text:list-item>
        <text:list-item>
          <text:p text:style-name="P13"><text:span text:style-name="T143">Д</text:span><text:span text:style-name="T1">ля </text:span><text:span text:style-name="T145">ДДНФ </text:span><text:span text:style-name="T142">БФ </text:span><text:span text:style-name="T112">f</text:span><text:span text:style-name="T142">(</text:span><text:span text:style-name="T112">x</text:span><text:span text:style-name="T142">, </text:span><text:span text:style-name="T112">y</text:span><text:span text:style-name="T142">, </text:span><text:span text:style-name="T112">z</text:span><text:span text:style-name="T142">) </text:span><text:span text:style-name="T143">=</text:span><text:span text:style-name="T259"> </text:span><text:span text:style-name="T255">ху</text:span><text:span text:style-name="T254"><draw:frame draw:style-name="fr2" draw:name="Об'єкт8" text:anchor-type="as-char" svg:y="-0.1492in" svg:width="0.1783in" svg:height="0.1854in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6">∨</text:span><text:span text:style-name="T103"><draw:frame draw:style-name="fr2" draw:name="Об'єкт17" text:anchor-type="as-char" svg:y="-0.1492in" svg:width="0.189in" svg:height="0.1854in" draw:z-index="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04"><draw:frame draw:style-name="fr1" draw:name="Об'єкт18" text:anchor-type="as-char" svg:width="0.2008in" svg:height="0.1839in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05"><draw:frame draw:style-name="fr2" draw:name="Об'єкт19" text:anchor-type="as-char" svg:y="-0.1492in" svg:width="0.1783in" svg:height="0.1854in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59">∨</text:span><text:span text:style-name="T254">x</text:span><text:span text:style-name="T257"><draw:frame draw:style-name="fr1" draw:name="Об'єкт26" text:anchor-type="as-char" svg:width="0.2008in" svg:height="0.1839in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4">z</text:span><text:span text:style-name="T109"> </text:span><text:span text:style-name="T143">побудувати рівний їй </text:span><text:bookmark-start text:name="__DdeLink__1066_1401347031"/><text:span text:style-name="T143">поліном Жегалкіна</text:span><text:bookmark-end text:name="__DdeLink__1066_1401347031"/><text:span text:style-name="T143">.</text:span></text:p>
        </text:list-item>
        <text:list-item>
          <text:p text:style-name="P7"><text:span text:style-name="T82">С</text:span><text:span text:style-name="T83">користавшись методом невизначених коефіцієнтів, подати </text:span><text:span text:style-name="T77">БФ </text:span><text:span text:style-name="T61">f</text:span><text:span text:style-name="T77">(</text:span><text:span text:style-name="T61">x</text:span><text:span text:style-name="T77">, </text:span><text:span text:style-name="T61">y</text:span><text:span text:style-name="T77">, </text:span><text:span text:style-name="T61">z</text:span><text:span text:style-name="T77">) </text:span><text:span text:style-name="T82">= (</text:span><text:span text:style-name="T84">1</text:span><text:span text:style-name="T85">1</text:span><text:span text:style-name="T83">0</text:span><text:span text:style-name="T94">0</text:span><text:span text:style-name="T86">0</text:span><text:span text:style-name="T87">1</text:span><text:span text:style-name="T88">0</text:span><text:span text:style-name="T83">1</text:span><text:span text:style-name="T82">) </text:span><text:span text:style-name="T83">у вигляді </text:span><text:bookmark-start text:name="__DdeLink__1066_14013470311"/><text:span text:style-name="T82">поліном</text:span><text:span text:style-name="T83">у</text:span><text:span text:style-name="T82"> Жегалкіна</text:span><text:bookmark-end text:name="__DdeLink__1066_14013470311"/><text:span text:style-name="T82">.</text:span></text:p>
        </text:list-item>
        <text:list-item>
          <text:p text:style-name="P8"><text:span text:style-name="T7">Показати, що кількість булевих функцій, що суттєво залежать від n аргументів, визначається рекурентним співвідношенням </text:span><text:span text:style-name="T70">A</text:span><text:span text:style-name="T209">n</text:span><text:span text:style-name="T7"> </text:span><text:span text:style-name="T41">=</text:span><text:span text:style-name="T7"> </text:span><text:span text:style-name="T7"><draw:frame draw:style-name="fr3" draw:name="1" text:anchor-type="as-char" svg:y="-0.2181in" svg:width="0.1929in" svg:height="0.2598in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7"><text:s/>- </text:span><text:span text:style-name="T49"><draw:frame draw:style-name="fr2" draw:name="Об'єкт53" text:anchor-type="as-char" svg:y="-0.1744in" svg:width="0.4083in" svg:height="0.248in" draw:z-index="1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9"><draw:frame draw:style-name="fr2" draw:name="Об'єкт21" text:anchor-type="as-char" svg:y="-0.1744in" svg:width="0.2764in" svg:height="0.248in" draw:z-index="1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71">A</text:span><text:span text:style-name="T210">i</text:span><text:span text:style-name="T7">, де </text:span><text:span text:style-name="T70">A</text:span><text:span text:style-name="T211">i</text:span><text:span text:style-name="T7"> - кількість булевих функцій, що суттєво залежать від </text:span><text:span text:style-name="T70">i</text:span><text:span text:style-name="T7"> аргументів.</text:span></text:p>
        </text:list-item>
        <text:list-item>
          <text:p text:style-name="P7"><text:span text:style-name="T15">Довести, що жодна проста імпліканта монотонної </text:span><text:span text:style-name="T18">БФ</text:span><text:span text:style-name="T15"> не містить заперечень змінних.</text:span></text:p>
        </text:list-item>
        <text:list-item>
          <text:p text:style-name="P7"><text:span text:style-name="T15">Довести, що скорочена ДНФ, що представляє монотонну </text:span><text:span text:style-name="T18">БФ</text:span><text:span text:style-name="T15">, є мінімальною </text:span><text:span text:style-name="T18">ДНФ</text:span><text:span text:style-name="T15">.</text:span></text:p>
        </text:list-item>
        <text:list-item>
          <text:p text:style-name="P24"><text:span text:style-name="T125">Визначити число тупикових ДНФ та число мінімальних ДНФ </text:span><text:span text:style-name="T126">булевої функції</text:span><text:span text:style-name="T125"> <text:s text:c="21"/></text:span><text:span text:style-name="T119">f</text:span><text:span text:style-name="T125">(</text:span><text:span text:style-name="T119">х</text:span><text:span text:style-name="T215">1</text:span><text:span text:style-name="T125">, </text:span><text:span text:style-name="T119">х</text:span><text:span text:style-name="T215">2</text:span><text:span text:style-name="T125">, ..., </text:span><text:span text:style-name="T119">х</text:span><text:span text:style-name="T215">n</text:span><text:span text:style-name="T125">)= (011111...110).</text:span></text:p>
        </text:list-item>
        <text:list-item>
          <text:p text:style-name="P7"><text:span text:style-name="T14">Мінімізувати </text:span><text:span text:style-name="T32">БФ</text:span><text:span text:style-name="T14"> </text:span><text:span text:style-name="T63">f</text:span><text:span text:style-name="T32"> за допомогою </text:span><text:span text:style-name="T14">метод</text:span><text:span text:style-name="T34">у</text:span><text:span text:style-name="T32"> Блейка і </text:span><text:span text:style-name="T14">метод</text:span><text:span text:style-name="T33">у </text:span><text:span text:style-name="T35">Петрика</text:span><text:span text:style-name="T32">, </text:span><text:span text:style-name="T7">якщо</text:span><text:span text:style-name="T63"> <text:s text:c="33"/>f</text:span><text:span text:style-name="T19">(</text:span><text:span text:style-name="T61">x</text:span><text:span text:style-name="T19">, </text:span><text:span text:style-name="T61">y</text:span><text:span text:style-name="T19">, </text:span><text:span text:style-name="T61">z</text:span><text:span text:style-name="T19">) </text:span><text:span text:style-name="T14">= </text:span><text:span text:style-name="T12">¬</text:span><text:span text:style-name="T7">((</text:span><text:span text:style-name="T12"><draw:frame draw:style-name="fr2" draw:name="Об'єкт10" text:anchor-type="as-char" svg:y="-0.1492in" svg:width="0.189in" svg:height="0.1854in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3">∨</text:span><text:span text:style-name="T3"><draw:frame draw:style-name="fr2" draw:name="Об'єкт11" text:anchor-type="as-char" svg:y="-0.1492in" svg:width="0.1783in" svg:height="0.1854in" draw:z-index="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">)(</text:span><text:span text:style-name="T57">у</text:span><text:span text:style-name="T53">∨</text:span><text:span text:style-name="T3"><draw:frame draw:style-name="fr2" draw:name="Об'єкт12" text:anchor-type="as-char" svg:y="-0.1492in" svg:width="0.1783in" svg:height="0.1854in" draw:z-index="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">))</text:span><text:span text:style-name="T2">∨</text:span><text:span text:style-name="T56">x</text:span><text:span text:style-name="T6">(</text:span><text:span text:style-name="T59">у</text:span><text:span text:style-name="T2">∨</text:span><text:span text:style-name="T7"><draw:frame draw:style-name="fr1" draw:name="Об'єкт7" text:anchor-type="as-char" svg:width="0.2008in" svg:height="0.1839in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">z</text:span><text:span text:style-name="T4">)</text:span><text:span text:style-name="T53">∨</text:span><text:span text:style-name="T2"><draw:frame draw:style-name="fr2" draw:name="Об'єкт15" text:anchor-type="as-char" svg:y="-0.1492in" svg:width="0.189in" svg:height="0.1854in" draw:z-index="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6"><draw:frame draw:style-name="fr1" draw:name="Об'єкт27" text:anchor-type="as-char" svg:width="0.2008in" svg:height="0.1839in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4">.</text:span><text:span text:style-name="T70"> </text:span></text:p>
        </text:list-item>
        <text:list-item>
          <text:p text:style-name="P9"><text:span text:style-name="T234">Визначити </text:span><text:span text:style-name="T243">кількість</text:span><text:span text:style-name="T234"> </text:span><text:span text:style-name="T244">БФ</text:span><text:span text:style-name="T234"> від </text:span><text:span text:style-name="T76">n</text:span><text:span text:style-name="T234"> змінних, </text:span><text:span text:style-name="T244">що</text:span><text:span text:style-name="T234"> належать множині </text:span><text:span text:style-name="T67">S</text:span><text:span text:style-name="T138">∪</text:span><text:span text:style-name="T72">L</text:span><text:span text:style-name="T138">∪</text:span><text:bookmark-start text:name="__DdeLink__608_14188794413"/><text:span text:style-name="T68">Т</text:span><text:bookmark-end text:name="__DdeLink__608_14188794413"/><text:span text:style-name="T208">0</text:span><text:span text:style-name="T73">.</text:span><text:span text:style-name="T246"> </text:span><text:span text:style-name="T15">Відповідь обґрунтувати.</text:span></text:p>
        </text:list-item>
        <text:list-item>
          <text:p text:style-name="P15"><text:span text:style-name="T146">Визначити </text:span><text:span text:style-name="T147">кількість</text:span><text:span text:style-name="T146"> </text:span><text:span text:style-name="T148">БФ</text:span><text:span text:style-name="T146"> від n змінних, </text:span><text:span text:style-name="T148">що</text:span><text:span text:style-name="T146"> належать множині</text:span><text:span text:style-name="T159"> </text:span><text:span text:style-name="T160">М</text:span><text:span text:style-name="T154">\</text:span><text:span text:style-name="T155">(</text:span><text:bookmark-start text:name="__DdeLink__608_141887944121"/><text:span text:style-name="T161">Т</text:span><text:bookmark-end text:name="__DdeLink__608_141887944121"/><text:span text:style-name="T212">0</text:span><text:span text:style-name="T156">∩</text:span><text:bookmark-start text:name="__DdeLink__608_141887944131"/><text:span text:style-name="T161">Т</text:span><text:bookmark-end text:name="__DdeLink__608_141887944131"/><text:bookmark text:name="__DdeLink__608_141887944111"/><text:span text:style-name="T213">1</text:span><text:bookmark text:name="__DdeLink__608_1418879444"/><text:span text:style-name="T149">)</text:span><text:span text:style-name="T146">. </text:span><text:span text:style-name="T152">Відповідь обґрунтувати.</text:span></text:p>
        </text:list-item>
        <text:list-item>
          <text:p text:style-name="P8"><text:span text:style-name="T13">Дови</text:span><text:span text:style-name="T14">значити </text:span><text:span text:style-name="T13">БФ</text:span><text:span text:style-name="T14"> </text:span><text:span text:style-name="T63">f <text:s/></text:span><text:span text:style-name="T64">= </text:span><text:span text:style-name="T14">(*001*1**), </text:span><text:span text:style-name="T13">з</text:span><text:span text:style-name="T82">аміни</text:span><text:span text:style-name="T89">вш</text:span><text:span text:style-name="T82">и у кортежі </text:span><text:span text:style-name="T14">(*001*1**)</text:span><text:span text:style-name="T82"> зірочки символами 0 і 1 так, щоб утворився вектор значень деякої лінійної функції </text:span><text:span text:style-name="T63">f</text:span><text:span text:style-name="T14">. </text:span><text:span text:style-name="T13">Записати</text:span><text:span text:style-name="T14"> </text:span><text:span text:style-name="T13">отриману </text:span><text:span text:style-name="T14">функцію </text:span><text:span text:style-name="T63">f </text:span><text:span text:style-name="T15">аналітично</text:span><text:span text:style-name="T14">. </text:span><text:span text:style-name="T15">Відповідь обґрунтувати.</text:span></text:p>
        </text:list-item>
        <text:list-item>
          <text:p text:style-name="P18"><text:span text:style-name="T5">Чи <text:s/>є монотонною БФ </text:span><text:span text:style-name="T60">f</text:span><text:span text:style-name="T8">(</text:span><text:span text:style-name="T60">х</text:span><text:span text:style-name="T198">1</text:span><text:span text:style-name="T8">, </text:span><text:span text:style-name="T60">х</text:span><text:span text:style-name="T198">2</text:span><text:span text:style-name="T8">, </text:span><text:span text:style-name="T60">х</text:span><text:span text:style-name="T202">3</text:span><text:span text:style-name="T8">) = (</text:span><text:span text:style-name="T5">0</text:span><text:span text:style-name="T16">01</text:span><text:span text:style-name="T5">1</text:span><text:span text:style-name="T16">00</text:span><text:span text:style-name="T8">01)? </text:span><text:span text:style-name="T5">Відповідь обґрунтувати.</text:span></text:p>
        </text:list-item>
        <text:list-item>
          <text:p text:style-name="P8"><text:soft-page-break/><text:span text:style-name="T234">Довести, що для довільної монотонної БФ </text:span><text:span text:style-name="T232">f</text:span><text:span text:style-name="T234">(</text:span><text:span text:style-name="T232">х</text:span><text:span text:style-name="T193">1</text:span><text:span text:style-name="T234">, </text:span><text:span text:style-name="T232">х</text:span><text:span text:style-name="T193">2</text:span><text:span text:style-name="T234">, ..., </text:span><text:span text:style-name="T232">х</text:span><text:span text:style-name="T193">n</text:span><text:span text:style-name="T234">) справедливий розклад: <text:s text:c="8"/></text:span><text:span text:style-name="T65"><text:s text:c="11"/>f</text:span><text:span text:style-name="T17">(</text:span><text:span text:style-name="T65">х</text:span><text:span text:style-name="T203">1</text:span><text:span text:style-name="T17">, </text:span><text:span text:style-name="T65">х</text:span><text:span text:style-name="T203">2</text:span><text:span text:style-name="T17">, ..., </text:span><text:span text:style-name="T65">х</text:span><text:span text:style-name="T203">n</text:span><text:span text:style-name="T17">) = </text:span><text:span text:style-name="T65">х</text:span><text:span text:style-name="T203">1</text:span><text:span text:style-name="T65">f</text:span><text:span text:style-name="T17">(</text:span><text:span text:style-name="T23">1</text:span><text:span text:style-name="T17">, </text:span><text:span text:style-name="T65">х</text:span><text:span text:style-name="T203">2</text:span><text:span text:style-name="T17">, ..., </text:span><text:span text:style-name="T65">х</text:span><text:span text:style-name="T203">n</text:span><text:span text:style-name="T17">)</text:span><text:span text:style-name="T2">∨</text:span><text:span text:style-name="T65">f</text:span><text:span text:style-name="T17">(</text:span><text:span text:style-name="T23">0</text:span><text:span text:style-name="T17">, </text:span><text:span text:style-name="T65">х</text:span><text:span text:style-name="T203">2</text:span><text:span text:style-name="T17">, ..., </text:span><text:span text:style-name="T65">х</text:span><text:span text:style-name="T203">n</text:span><text:span text:style-name="T17">).</text:span></text:p>
        </text:list-item>
        <text:list-item>
          <text:p text:style-name="P8"><text:span text:style-name="T17">Довести, що довільна монотонна </text:span><text:span text:style-name="T18">БФ</text:span><text:span text:style-name="T17">, що відмінна від константи, може бути представлена </text:span><text:span text:style-name="T23">К</text:span><text:span text:style-name="T17">НФ без заперечень.</text:span></text:p>
        </text:list-item>
        <text:list-item>
          <text:p text:style-name="P19"><text:span text:style-name="T5">Знайти двоїсту БФ для </text:span><text:span text:style-name="T19">БФ </text:span><text:span text:style-name="T61">f</text:span><text:span text:style-name="T19">(</text:span><text:span text:style-name="T61">x</text:span><text:span text:style-name="T19">, </text:span><text:span text:style-name="T61">y</text:span><text:span text:style-name="T19">, </text:span><text:span text:style-name="T61">z</text:span><text:span text:style-name="T19">) </text:span><text:span text:style-name="T14">= (</text:span><text:span text:style-name="T20">1</text:span><text:span text:style-name="T21">0</text:span><text:span text:style-name="T37">1</text:span><text:span text:style-name="T5">0</text:span><text:span text:style-name="T20">0</text:span><text:span text:style-name="T23">1</text:span><text:span text:style-name="T22">0</text:span><text:span text:style-name="T21">1</text:span><text:span text:style-name="T14">). </text:span><text:span text:style-name="T15">Відповідь обґрунтувати.</text:span></text:p>
        </text:list-item>
        <text:list-item>
          <text:p text:style-name="P8"><text:span text:style-name="T15">Ч</text:span><text:span text:style-name="T24">и є БФ </text:span><text:span text:style-name="T61">f</text:span><text:span text:style-name="T19">(</text:span><text:span text:style-name="T61">x</text:span><text:span text:style-name="T19">, </text:span><text:span text:style-name="T61">y</text:span><text:span text:style-name="T19">, </text:span><text:span text:style-name="T61">z</text:span><text:span text:style-name="T19">) </text:span><text:span text:style-name="T14">= (</text:span><text:span text:style-name="T20">1</text:span><text:span text:style-name="T21">0</text:span><text:span text:style-name="T37">1</text:span><text:span text:style-name="T17">0</text:span><text:span text:style-name="T20">0</text:span><text:span text:style-name="T23">1</text:span><text:span text:style-name="T22">0</text:span><text:span text:style-name="T21">1</text:span><text:span text:style-name="T14">) </text:span><text:span text:style-name="T24">(див. попередню задачу) самодвоїстою?</text:span><text:span text:style-name="T14"> </text:span><text:span text:style-name="T15">Відповідь обґрунтувати.</text:span></text:p>
        </text:list-item>
        <text:list-item>
          <text:p text:style-name="P8"><text:span text:style-name="T15">З</text:span><text:span text:style-name="T24">найти </text:span><text:span text:style-name="T25">(</text:span><text:span text:style-name="T24">аналітично</text:span><text:span text:style-name="T25">)</text:span><text:span text:style-name="T24"> двоїсту БФ до БФ </text:span><text:span text:style-name="T61">f</text:span><text:span text:style-name="T19">(</text:span><text:span text:style-name="T61">x</text:span><text:span text:style-name="T19">, </text:span><text:span text:style-name="T61">y</text:span><text:span text:style-name="T19">) </text:span><text:span text:style-name="T14">= <text:s/></text:span><text:bookmark-start text:name="__DdeLink__182_388296396111"/><text:span text:style-name="T66">x</text:span><text:bookmark-end text:name="__DdeLink__182_388296396111"/><text:span text:style-name="T47">∧</text:span><text:span text:style-name="T139">у</text:span><text:span text:style-name="T26">.</text:span></text:p>
        </text:list-item>
        <text:list-item>
          <text:p text:style-name="P15"><text:span text:style-name="T153">Довести</text:span><text:span text:style-name="T152">, що не існує самодвоїстої </text:span><text:span text:style-name="T153">БФ</text:span><text:span text:style-name="T152">, </text:span><text:span text:style-name="T153">істотно</text:span><text:span text:style-name="T152"> залежної від двох </text:span>змінних. </text:p>
        </text:list-item>
        <text:list-item>
          <text:p text:style-name="P15"><text:span text:style-name="T152">Довести, якщо </text:span><text:span text:style-name="T186">f</text:span> не є константою, а <text:span text:style-name="T186">f</text:span><text:span text:style-name="T166">∨</text:span><text:span text:style-name="T186">f</text:span><text:span text:style-name="T1">*</text:span> - константа, то <text:s/><text:span text:style-name="T162">f</text:span><text:span text:style-name="T156">∉</text:span><text:span text:style-name="T163">М</text:span><text:span text:style-name="T156">∪</text:span><text:bookmark-start text:name="__DdeLink__608_1418879442121"/><text:span text:style-name="T161">S</text:span><text:bookmark-end text:name="__DdeLink__608_1418879442121"/><text:span text:style-name="T161">.</text:span></text:p>
        </text:list-item>
        <text:list-item>
          <text:p text:style-name="P20"><text:span text:style-name="T76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90">Відповідь обґрунтувати.</text:span></text:p>
        </text:list-item>
        <text:list-item>
          <text:p text:style-name="P8"><text:span text:style-name="T90">Д</text:span><text:span text:style-name="T76">овести, що коли </text:span><text:span text:style-name="T77"><text:s/></text:span><text:span text:style-name="T61">f</text:span><text:span text:style-name="T95">∉</text:span><text:span text:style-name="T66">Т</text:span><text:span text:style-name="T195">0</text:span><text:span text:style-name="T95">∪</text:span><text:span text:style-name="T66">Т</text:span><text:span text:style-name="T195">1</text:span><text:span text:style-name="T95">∪</text:span><text:bookmark-start text:name="__DdeLink__608_141887944212"/><text:span text:style-name="T58">S</text:span><text:bookmark-end text:name="__DdeLink__608_141887944212"/><text:span text:style-name="T76">, то {</text:span><text:span text:style-name="T77"> </text:span><text:span text:style-name="T61">f</text:span><text:span text:style-name="T76">} − функціонально повна система.</text:span></text:p>
        </text:list-item>
        <text:list-item>
          <text:p text:style-name="P8"><text:span text:style-name="T28">Чи існує базис в P</text:span><text:span text:style-name="T204">2</text:span><text:span text:style-name="T28">, що складається з таких чотирьох функцій </text:span><text:span text:style-name="T69">f</text:span><text:span text:style-name="T204">1</text:span><text:span text:style-name="T28">, </text:span><text:span text:style-name="T69">f</text:span><text:span text:style-name="T204">2</text:span><text:span text:style-name="T28">, </text:span><text:span text:style-name="T69">f</text:span><text:span text:style-name="T204">3</text:span><text:span text:style-name="T28">, </text:span><text:span text:style-name="T69">f</text:span><text:span text:style-name="T204">4</text:span><text:span text:style-name="T28">, що </text:span><text:span text:style-name="T61">f</text:span><text:span text:style-name="T204">1</text:span><text:span text:style-name="T51">∉</text:span><text:span text:style-name="T66">Т</text:span><text:span text:style-name="T205">0</text:span><text:span text:style-name="T28">, </text:span><text:span text:style-name="T61">f</text:span><text:span text:style-name="T206">2</text:span><text:span text:style-name="T51">∉</text:span><text:span text:style-name="T66">Т</text:span><text:span text:style-name="T206">1</text:span><text:span text:style-name="T28">, </text:span><text:span text:style-name="T61">f</text:span><text:span text:style-name="T206">3</text:span><text:span text:style-name="T51">∉</text:span><text:span text:style-name="T69">L</text:span><text:span text:style-name="T28">, </text:span><text:span text:style-name="T61">f</text:span><text:span text:style-name="T206">4</text:span><text:span text:style-name="T51">∉</text:span><text:span text:style-name="T28">S? </text:span><text:span text:style-name="T15">Відповідь обґрунтувати.</text:span></text:p>
        </text:list-item>
        <text:list-item>
          <text:p text:style-name="P25"><text:span text:style-name="T127">Користуючись методом зведення до функ</text:span><text:span text:style-name="T128">ці</text:span><text:span text:style-name="T127">онально повно</text:span><text:span text:style-name="T128">ї</text:span><text:span text:style-name="T127"> системи </text:span><text:span text:style-name="T135">Σ</text:span><text:span text:style-name="T216">2</text:span><text:span text:style-name="T128"> = {</text:span><text:span text:style-name="T135">∧, ¯</text:span><text:span text:style-name="T128">}</text:span><text:span text:style-name="T127">, </text:span><text:span text:style-name="T135">Σ</text:span><text:span text:style-name="T216">1</text:span><text:span text:style-name="T128"> = {</text:span><text:span text:style-name="T135">∨, ¯</text:span><text:span text:style-name="T128">}</text:span><text:span text:style-name="T127"> або <text:s/></text:span><text:span text:style-name="T135">Σ</text:span><text:span text:style-name="T216">0</text:span><text:span text:style-name="T128"> = {</text:span><text:span text:style-name="T135">∨,∧, ¯</text:span><text:span text:style-name="T128">},</text:span><text:span text:style-name="T127"> довести функ</text:span><text:span text:style-name="T129">ціо</text:span><text:span text:style-name="T127">нальну повноту системи </text:span><text:span text:style-name="T135">Σ</text:span><text:span text:style-name="T127"> </text:span><text:span text:style-name="T128">= {</text:span><text:span text:style-name="T130">(</text:span><text:span text:style-name="T120">х</text:span><text:span text:style-name="T134">→</text:span><text:span text:style-name="T120">у</text:span><text:span text:style-name="T130">)</text:span><text:span text:style-name="T124">, </text:span><text:span text:style-name="T131">0</text:span><text:span text:style-name="T128">}</text:span><text:span text:style-name="T127">. </text:span></text:p>
        </text:list-item>
        <text:list-item>
          <text:p text:style-name="P21"><text:span text:style-name="T76">Чи є </text:span><text:span text:style-name="T93">функ</text:span><text:span text:style-name="T91">ці</text:span><text:span text:style-name="T93">онально повно</text:span><text:span text:style-name="T76">ю</text:span><text:span text:style-name="T93"> систем</text:span><text:span text:style-name="T76">а БФ</text:span><text:span text:style-name="T93"> </text:span><text:span text:style-name="T97">Σ </text:span><text:span text:style-name="T96">= </text:span><text:span text:style-name="T91">{</text:span><text:span text:style-name="T97">∨,∧, </text:span><text:span text:style-name="T75">⊕</text:span><text:span text:style-name="T98">, </text:span><text:span text:style-name="T99">0</text:span><text:span text:style-name="T91">}? </text:span><text:span text:style-name="T90">Відповідь обґрунтувати. </text:span></text:p>
        </text:list-item>
        <text:list-item>
          <text:p text:style-name="P8"><text:span text:style-name="T27">Чи є </text:span><text:span text:style-name="T28">функ</text:span><text:span text:style-name="T29">ці</text:span><text:span text:style-name="T28">онально повно</text:span><text:span text:style-name="T27">ю</text:span><text:span text:style-name="T28"> систем</text:span><text:span text:style-name="T27">а БФ</text:span><text:span text:style-name="T28"> </text:span><text:span text:style-name="T47">Σ </text:span><text:span text:style-name="T48">= </text:span><text:span text:style-name="T29">{</text:span><text:span text:style-name="T30">(0</text:span><text:span text:style-name="T31">1</text:span><text:span text:style-name="T40">0</text:span><text:span text:style-name="T31">1</text:span><text:span text:style-name="T30">), </text:span><text:span text:style-name="T52">(0</text:span><text:span text:style-name="T54">1</text:span><text:span text:style-name="T52">1</text:span><text:span text:style-name="T55">00</text:span><text:span text:style-name="T52">111)</text:span><text:span text:style-name="T47">, </text:span><text:span text:style-name="T30">(</text:span><text:span text:style-name="T38">0</text:span><text:span text:style-name="T31">1</text:span><text:span text:style-name="T39">011010</text:span><text:span text:style-name="T30">)</text:span><text:span text:style-name="T29">}? </text:span><text:span text:style-name="T15">Відповідь обґрунтувати.</text:span></text:p>
        </text:list-item>
        <text:list-item>
          <text:p text:style-name="P22"><text:span text:style-name="T90">Чи є базисом в Р</text:span><text:span text:style-name="T197">2</text:span><text:span text:style-name="T90"> </text:span><text:span text:style-name="T93">систем</text:span><text:span text:style-name="T90">а</text:span><text:span text:style-name="T93"> </text:span><text:span text:style-name="T90">БФ </text:span><text:span text:style-name="T97">Σ</text:span><text:span text:style-name="T91"> = {</text:span><text:span text:style-name="T97">∨,∧, <text:s/>¯</text:span><text:span text:style-name="T91">}</text:span><text:span text:style-name="T92">?</text:span><text:span text:style-name="T91"> </text:span><text:span text:style-name="T90">Відповідь обґрунтувати. </text:span></text:p>
        </text:list-item>
        <text:list-item>
          <text:p text:style-name="P9"><text:span text:style-name="T231">Для БФ </text:span><text:span text:style-name="T233">f</text:span><text:span text:style-name="T235">(</text:span><text:span text:style-name="T233">x</text:span><text:span text:style-name="T235">, </text:span><text:span text:style-name="T233">y</text:span><text:span text:style-name="T235">)</text:span><text:span text:style-name="T233"> </text:span><text:span text:style-name="T235">= (</text:span><text:span text:style-name="T236">1</text:span><text:span text:style-name="T235">0</text:span><text:span text:style-name="T237">1</text:span><text:span text:style-name="T245">1</text:span><text:span text:style-name="T235">), </text:span><text:span text:style-name="T238">що задана табли</text:span><text:span text:style-name="T239">цею істинності </text:span><text:span text:style-name="T240">(вектором значень)</text:span><text:span text:style-name="T238">,</text:span><text:span text:style-name="T235"> знайти рівн</text:span><text:span text:style-name="T241">у</text:span><text:span text:style-name="T235"> їй ДДНФ.</text:span></text:p>
        </text:list-item>
        <text:list-item>
          <text:p text:style-name="P14"><text:span text:style-name="T141">Дл</text:span><text:span text:style-name="T145">я БФ </text:span><text:span text:style-name="T114">f</text:span><text:span text:style-name="T145">(</text:span><text:span text:style-name="T114">x</text:span><text:span text:style-name="T145">, </text:span><text:span text:style-name="T114">y</text:span><text:span text:style-name="T145">)</text:span><text:span text:style-name="T114"> </text:span><text:span text:style-name="T145">= (</text:span><text:span text:style-name="T179">1</text:span><text:span text:style-name="T145">0</text:span><text:span text:style-name="T180">1</text:span><text:span text:style-name="T181">1</text:span><text:span text:style-name="T145">), </text:span><text:span text:style-name="T182">що задана табли</text:span><text:span text:style-name="T183">цею істинності </text:span><text:span text:style-name="T184">(вектором значень)</text:span><text:span text:style-name="T182">,</text:span><text:span text:style-name="T145"> знайти рівн</text:span><text:span text:style-name="T141">у</text:span><text:span text:style-name="T145"> їй Д</text:span><text:span text:style-name="T141">К</text:span><text:span text:style-name="T145">НФ.</text:span></text:p>
        </text:list-item>
        <text:list-item>
          <text:p text:style-name="P14"><text:span text:style-name="T145">Довести, що </text:span><text:span text:style-name="T114">х</text:span><text:span text:style-name="T223">і</text:span><text:span text:style-name="T145"> - </text:span><text:span text:style-name="T185">фіктивна</text:span><text:span text:style-name="T145"> змінна БФ </text:span><text:span text:style-name="T114">f</text:span><text:span text:style-name="T145">(</text:span><text:span text:style-name="T114">х</text:span><text:span text:style-name="T223">1</text:span><text:span text:style-name="T145">, </text:span><text:span text:style-name="T114">х</text:span><text:span text:style-name="T223">2</text:span><text:span text:style-name="T145">, ..., </text:span><text:span text:style-name="T114">х</text:span><text:span text:style-name="T223">n</text:span><text:span text:style-name="T145">) тоді і лише тоді, коли </text:span><text:span text:style-name="T114">х</text:span><text:span text:style-name="T223">і</text:span><text:span text:style-name="T145"> явно </text:span><text:span text:style-name="T185">не </text:span><text:span text:style-name="T145">входить у поліном Жегалкіна цієї функції.</text:span><text:span text:style-name="T143"> </text:span></text:p>
          <text:p text:style-name="P26"/>
        </text:list-item>
      </text:list>
      <text:p text:style-name="P3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7:31:39.154504474</meta:creation-date>
    <dc:date>2022-02-23T23:59:16.117899469</dc:date>
    <meta:editing-duration>PT46M23S</meta:editing-duration>
    <meta:editing-cycles>7</meta:editing-cycles>
    <meta:generator>LibreOffice/6.4.7.2$Linux_X86_64 LibreOffice_project/40$Build-2</meta:generator>
    <meta:document-statistic meta:table-count="0" meta:image-count="0" meta:object-count="17" meta:page-count="2" meta:paragraph-count="42" meta:word-count="734" meta:character-count="4379" meta:non-whitespace-character-count="3619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2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